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06eb1b" officeooo:paragraph-rsid="0006eb1b"/>
    </style:style>
    <style:style style:name="P2" style:family="paragraph" style:parent-style-name="Standard">
      <style:paragraph-properties fo:text-align="justify" style:justify-single-word="false"/>
      <style:text-properties fo:language="en" fo:country="US" officeooo:rsid="0006eb1b" officeooo:paragraph-rsid="0008624d"/>
    </style:style>
    <style:style style:name="P3" style:family="paragraph" style:parent-style-name="Standard">
      <style:paragraph-properties fo:text-align="justify" style:justify-single-word="false"/>
      <style:text-properties fo:language="en" fo:country="US" officeooo:rsid="0006eb1b" officeooo:paragraph-rsid="0008ce6b"/>
    </style:style>
    <style:style style:name="P4" style:family="paragraph" style:parent-style-name="Standard">
      <style:paragraph-properties fo:text-align="justify" style:justify-single-word="false"/>
      <style:text-properties fo:language="en" fo:country="US" fo:font-weight="bold" officeooo:rsid="0008daba" officeooo:paragraph-rsid="0012919f" style:font-weight-asian="bold" style:font-weight-complex="bold"/>
    </style:style>
    <style:style style:name="P5" style:family="paragraph" style:parent-style-name="Standard">
      <style:paragraph-properties fo:text-align="justify" style:justify-single-word="false"/>
      <style:text-properties fo:language="en" fo:country="US" officeooo:rsid="0013c66d" officeooo:paragraph-rsid="0013c66d"/>
    </style:style>
    <style:style style:name="P6" style:family="paragraph" style:parent-style-name="Standard">
      <style:paragraph-properties fo:text-align="justify" style:justify-single-word="false"/>
      <style:text-properties fo:language="en" fo:country="US" officeooo:rsid="001c8f08" officeooo:paragraph-rsid="001c8f08"/>
    </style:style>
    <style:style style:name="P7" style:family="paragraph" style:parent-style-name="Standard">
      <style:paragraph-properties fo:text-align="center" style:justify-single-word="false"/>
      <style:text-properties fo:font-size="14pt" fo:language="en" fo:country="US" fo:font-weight="bold" officeooo:rsid="0006eb1b" officeooo:paragraph-rsid="0008ce6b"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08624d" style:font-weight-asian="bold" style:font-weight-complex="bold"/>
    </style:style>
    <style:style style:name="T3" style:family="text">
      <style:text-properties fo:font-weight="bold" officeooo:rsid="0008ce6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8624d" style:font-weight-asian="normal" style:font-weight-complex="normal"/>
    </style:style>
    <style:style style:name="T6" style:family="text">
      <style:text-properties fo:font-weight="normal" officeooo:rsid="0008ce6b" style:font-weight-asian="normal" style:font-weight-complex="normal"/>
    </style:style>
    <style:style style:name="T7" style:family="text">
      <style:text-properties fo:font-weight="normal" officeooo:rsid="0008daba" style:font-weight-asian="normal" style:font-weight-complex="normal"/>
    </style:style>
    <style:style style:name="T8" style:family="text">
      <style:text-properties fo:font-weight="normal" officeooo:rsid="000923af" style:font-weight-asian="normal" style:font-weight-complex="normal"/>
    </style:style>
    <style:style style:name="T9" style:family="text">
      <style:text-properties fo:font-weight="normal" officeooo:rsid="000b0a8b" style:font-weight-asian="normal" style:font-weight-complex="normal"/>
    </style:style>
    <style:style style:name="T10" style:family="text">
      <style:text-properties fo:font-weight="normal" officeooo:rsid="000c39a1" style:font-weight-asian="normal" style:font-weight-complex="normal"/>
    </style:style>
    <style:style style:name="T11" style:family="text">
      <style:text-properties fo:font-weight="normal" officeooo:rsid="000d9b3e" style:font-weight-asian="normal" style:font-weight-complex="normal"/>
    </style:style>
    <style:style style:name="T12" style:family="text">
      <style:text-properties fo:font-weight="normal" officeooo:rsid="000f5c78" style:font-weight-asian="normal" style:font-weight-complex="normal"/>
    </style:style>
    <style:style style:name="T13" style:family="text">
      <style:text-properties fo:font-weight="normal" officeooo:rsid="001139d0" style:font-weight-asian="normal" style:font-weight-complex="normal"/>
    </style:style>
    <style:style style:name="T14" style:family="text">
      <style:text-properties fo:font-weight="normal" officeooo:rsid="0013c66d" style:font-weight-asian="normal" style:font-weight-complex="normal"/>
    </style:style>
    <style:style style:name="T15" style:family="text">
      <style:text-properties fo:font-weight="normal" officeooo:rsid="0006eb1b" style:font-weight-asian="normal" style:font-weight-complex="normal"/>
    </style:style>
    <style:style style:name="T16" style:family="text">
      <style:text-properties fo:font-weight="normal" officeooo:rsid="0014c399" style:font-weight-asian="normal" style:font-weight-complex="normal"/>
    </style:style>
    <style:style style:name="T17" style:family="text">
      <style:text-properties fo:font-weight="normal" officeooo:rsid="00156db9" style:font-weight-asian="normal" style:font-weight-complex="normal"/>
    </style:style>
    <style:style style:name="T18" style:family="text">
      <style:text-properties fo:font-weight="normal" officeooo:rsid="00188776" style:font-weight-asian="normal" style:font-weight-complex="normal"/>
    </style:style>
    <style:style style:name="T19" style:family="text">
      <style:text-properties fo:font-weight="normal" officeooo:rsid="001919c4" style:font-weight-asian="normal" style:font-weight-complex="normal"/>
    </style:style>
    <style:style style:name="T20" style:family="text">
      <style:text-properties fo:font-weight="normal" officeooo:rsid="001a3e3f" style:font-weight-asian="normal" style:font-weight-complex="normal"/>
    </style:style>
    <style:style style:name="T21" style:family="text">
      <style:text-properties fo:font-weight="normal" officeooo:rsid="001bab17" style:font-weight-asian="normal" style:font-weight-complex="normal"/>
    </style:style>
    <style:style style:name="T22" style:family="text">
      <style:text-properties fo:font-weight="normal" officeooo:rsid="001f1030" style:font-weight-asian="normal" style:font-weight-complex="normal"/>
    </style:style>
    <style:style style:name="T23" style:family="text">
      <style:text-properties officeooo:rsid="0016d1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lément Dell’Aiera</text:p>
      <text:p text:style-name="P7">Teaching Statement</text:p>
      <text:p text:style-name="P1"/>
      <text:p text:style-name="P1">My primary goal as a teacher is to make students able to learn by themselves. <text:span text:style-name="T23">I believe it builds up their mathematical’s confidence so that they are more willing to learn mathematics from other sources. </text:span>I will now give details <text:s/>on the method I use to try and do that.</text:p>
      <text:p text:style-name="P1"/>
      <text:p text:style-name="P4">Experience. <text:span text:style-name="T4">I have been an undergraduate Teaching Assistant for fours years, teaching a wide range of topics. I always liked to teach, as my curriculum vitae shows. As soon as my “Classe</text:span><text:span text:style-name="T13">s</text:span><text:span text:style-name="T4"> Préparatoire</text:span><text:span text:style-name="T13">s</text:span><text:span text:style-name="T4">” was over (which corresponds to a third year Undergraduate Student), I applied for teaching in Paris, where I was able to give weekly oral examinations to First Year Classes Préparatoires in the Lycée Sainte-Marie (Neuilly, Paris), and was also hired as a Teaching Assistant for a Data Analysis class in Paris-Assas University. </text:span><text:span text:style-name="T18">Later, </text:span><text:span text:style-name="T4">I taught at the University of Lorraine when I started my PhD there, and was hired as a Teaching Assistant in several classes. I should point out that during all these experiences, I always produced the written </text:span><text:span text:style-name="T8">exercises myself, and collaborated for the final exam. </text:span><text:span text:style-name="T4"><text:s/>One of the main experience I have to share with students is my </text:span><text:span text:style-name="T8">Applied Mathematics background : before turning to Fundamental Mathematics </text:span><text:span text:style-name="T19">and studying at the Ecole Normale Supérieure (Cachan, Antenne de Bretagne)</text:span><text:span text:style-name="T8">, I studied in an engineering school, the ENSAE Paristech, specialized in Statistics, Finance and Economics. I was trained in Data Science, Statistics, etc. I always like to find concrete applications of the mathematics I am teaching. For example, one can even found that expanders, a notion from Coarse Geometry, has applications in network building !</text:span></text:p>
      <text:p text:style-name="P1"/>
      <text:p text:style-name="P2"><text:span text:style-name="T1">Curiosity. </text:span><text:span text:style-name="T4">The more the students are interested, the more they are willing to put some efforts into the class. I found that tickling their curiosity often gives great results. For example, I was very amazed by one of my undergraduate teacher who, during a class on linear algebra, explained to us how self-adjoint matrices were supposed to represent Hamiltonians in Quantum Mechanics, and how their spectra represented quantities that one can actually measures. This remark got me interested in Quantum Mechanics, and later, in Operator Algebra ! The point is to show the students that they are not learning some very specialized mathematics, </text:span><text:span text:style-name="T5">but </text:span><text:span text:style-name="T4">are learning basics of a much greater </text:span><text:span text:style-name="T5">structure. Often, I tr</text:span><text:span text:style-name="T19">y </text:span><text:span text:style-name="T5">to give examples that draw bridges between the class and very different topics. For ex</text:span><text:span text:style-name="T6">a</text:span><text:span text:style-name="T5">mple, I taught a class in Symbolic Calculus, and took advantage of a computer session to talk to my students about </text:span><text:span text:style-name="T20">c</text:span><text:span text:style-name="T5">ryptography, and how arithmetic algorithms are used when paying by credit card, or communicating sensible information. </text:span><text:span text:style-name="T6">In Statistics, I tried to keep up with modern accessible things, and to teach about neural networks as well as linear models.</text:span></text:p>
      <text:p text:style-name="P2"><text:span text:style-name="T5"/></text:p>
      <text:p text:style-name="P3"><text:span text:style-name="T2">Learning by doing. </text:span><text:span text:style-name="T6">Practicing by yourself is crucial in order to learn the content of a class. I always propose homework, and I encourage students to </text:span><text:span text:style-name="T7">give their answers back, so that I can give them feedback. </text:span><text:span text:style-name="T9">I also reserve some time for communication during the class, so that the student can </text:span><text:span text:style-name="T21">ask questions</text:span><text:span text:style-name="T9">. </text:span><text:span text:style-name="T10">The last pra</text:span><text:span text:style-name="T12">c</text:span><text:span text:style-name="T10">tice I want to foster is to get the student</text:span><text:span text:style-name="T13">s</text:span><text:span text:style-name="T10"> to read. It can be survey or research articles, it can be mathematical books, but I try as much as possible to convince them to go to the library and expend their knowledge by reading, and not just searching the </text:span><text:span text:style-name="T14">Internet</text:span><text:span text:style-name="T10"> </text:span><text:span text:style-name="T13">(which they are usually already good at)</text:span><text:span text:style-name="T10">.</text:span><text:span text:style-name="T9"> </text:span></text:p>
      <text:p text:style-name="P3"><text:span text:style-name="T2"/></text:p>
      <text:p text:style-name="P3"><text:span text:style-name="T3">Questions. </text:span><text:span text:style-name="T5">I am convinced that students learn a lot better if they are practicing when the class is over. To that end, I always encourage them to send any question by email if they didn’t have the time to ask during the class. I tr</text:span><text:span text:style-name="T21">y</text:span><text:span text:style-name="T5"> as much as possible </text:span><text:span text:style-name="T6">to listen to them and</text:span><text:span text:style-name="T5"> to produce a </text:span><text:span text:style-name="T6">environment</text:span><text:span text:style-name="T5"> in which they feel safe to ask anything they did not underst</text:span><text:span text:style-name="T21">an</text:span><text:span text:style-name="T5">d. </text:span><text:span text:style-name="T6">Usually, I always ask if anyone wants me to give more details on the subject of the class,</text:span><text:span text:style-name="T11"> and I focus on being receptive</text:span><text:span text:style-name="T6">. By questioning them, they usually feel free to speak when they see they are not the only ones who missed something.</text:span></text:p>
      <text:p text:style-name="P3"><text:span text:style-name="T6"/></text:p>
      <text:p text:style-name="P5"><text:soft-page-break/><text:span text:style-name="T3">M</text:span><text:span text:style-name="T1">entoring Students.</text:span><text:span text:style-name="T15"> </text:span><text:span text:style-name="T4">I was asked by Jean-Louis Tu to help an undergraduate student who was doing a research internship under his supervision last year at Elie Cartan’s Institute in Metz. His goal was to try and read an article on the Bost-Connes system. This system is a C*-dynamical system whose partition function is the famous Zêta function. I found it very fulfilling to mentor this student. His questions forced me to be as clear as possible, and we managed to </text:span><text:span text:style-name="T16">study the basics on C*-algebras, and to look at the Pontryagin duality from the C*-algebraic point of view. </text:span><text:span text:style-name="T17">I am using this experience this year by listening a lot to students and be more careful about what they found hard. It turned out that often, students are blocked by some detail they don’t understand, and once this point is unlocked, everything else goes smoothly (until the next detail…).</text:span></text:p>
      <text:p text:style-name="P6"><text:span text:style-name="T4"/></text:p>
      <text:p text:style-name="P6"><text:span text:style-name="T4">Sincerly,</text:span></text:p>
      <text:p text:style-name="P6"><text:span text:style-name="T4"/></text:p>
      <text:p text:style-name="P6"><text:span text:style-name="T4">Clément Dell’Aiera</text:span></text:p>
      <text:p text:style-name="P6"><text:span text:style-name="T4">3 rue du Pont Saint-Marcel</text:span></text:p>
      <text:p text:style-name="P6"><text:span text:style-name="T4">57000 Metz (FR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5:28:13.591909731</meta:creation-date>
    <dc:date>2016-11-28T18:35:36.487951162</dc:date>
    <meta:editing-duration>PT2H31M48S</meta:editing-duration>
    <meta:editing-cycles>20</meta:editing-cycles>
    <meta:generator>LibreOffice/5.1.4.2$Linux_x86 LibreOffice_project/10m0$Build-2</meta:generator>
    <meta:document-statistic meta:table-count="0" meta:image-count="0" meta:object-count="0" meta:page-count="2" meta:paragraph-count="12" meta:word-count="849" meta:character-count="4994" meta:non-whitespace-character-count="4154"/>
  </office:meta>
</office:document-meta>
</file>